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1e3b39" officeooo:paragraph-rsid="00107a21" style:font-size-asian="14pt" style:font-size-complex="14pt"/>
    </style:style>
    <style:style style:name="P2" style:family="paragraph" style:parent-style-name="Standard">
      <style:text-properties fo:font-size="14pt" officeooo:paragraph-rsid="00107a21" style:font-size-asian="14pt" style:font-size-complex="14pt"/>
    </style:style>
    <style:style style:name="P3" style:family="paragraph" style:parent-style-name="Standard">
      <style:text-properties fo:font-size="12pt" officeooo:rsid="00107a21" officeooo:paragraph-rsid="00107a21" style:font-size-asian="12pt" style:font-size-complex="12pt"/>
    </style:style>
    <style:style style:name="T1" style:family="text">
      <style:text-properties officeooo:rsid="001e3b39"/>
    </style:style>
    <style:style style:name="T2" style:family="text">
      <style:text-properties officeooo:rsid="00107a21"/>
    </style:style>
    <style:style style:name="T3" style:family="text">
      <style:text-properties fo:font-weight="bold" style:font-weight-asian="bold" style:font-weight-complex="bold"/>
    </style:style>
    <style:style style:name="T4" style:family="text">
      <style:text-properties fo:font-weight="bold" officeooo:rsid="00123daf" style:font-weight-asian="bold" style:font-weight-complex="bold"/>
    </style:style>
    <style:style style:name="T5" style:family="text">
      <style:text-properties fo:font-weight="bold" officeooo:rsid="00130fe4" style:font-weight-asian="bold" style:font-weight-complex="bold"/>
    </style:style>
    <style:style style:name="T6" style:family="text">
      <style:text-properties fo:font-weight="bold" officeooo:rsid="001408be" style:font-weight-asian="bold" style:font-weight-complex="bold"/>
    </style:style>
    <style:style style:name="T7" style:family="text">
      <style:text-properties fo:font-weight="normal" officeooo:rsid="00123daf" style:font-weight-asian="normal" style:font-weight-complex="normal"/>
    </style:style>
    <style:style style:name="T8" style:family="text">
      <style:text-properties fo:font-weight="normal" officeooo:rsid="00130fe4" style:font-weight-asian="normal" style:font-weight-complex="normal"/>
    </style:style>
    <style:style style:name="T9" style:family="text">
      <style:text-properties fo:font-weight="normal" officeooo:rsid="001408b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eraatti</text:p>
      <text:p text:style-name="P2"><text:span text:style-name="T2">Tero Huomo: Ohjelmistoarkkitehtuurin sisällyttäminen ketteriin ohjelmistotuotantomenetelmiin</text:span> <text:span text:style-name="T1">(2012)</text:span></text:p>
      <text:p text:style-name="P2"/>
      <text:p text:style-name="P3">Ketterissä menetelmissä painopiste ohjelmiston tarkasta suunnittelusta ja dokumentoinnista on siirtynyt aiemmin vallalla olleeseen vesiputousmalliin verrattuna selkeästi pois. Kehittäminen tapahtuu ketterissä menetelmissä iteratiivisesti, ja esimerkiksi Scrumin suunnittelu jaetaan kandityössä karkeasti kolmeen osaan: julkaisun suunnitteluun, iteraation suunnitteluun ja kehitysjakson aikana tapahtuvaan suunnitteluun. Vesiputousmallin alun määrittelyvaiheen sijaan alussa kerätään asiakkaan haluamat ominaisuudet (user story), sovitaan niiden prioriteetit ja järjestetään ne backlogiin. Tämä julkaisun suunnittelu on lähtökohta, mutta sitä jatketaan projektin kuluessa ja asiakkaan vaatimusten muuttuessa. </text:p>
      <text:p text:style-name="P3"><text:tab/>Arkkitehtuurivetoisen ohjelmistokehityksen kannattajat ovat esittäneet kritiikkiä ketteriä menetelmiä kohtaan, sillä esimerkiksi ohjelmiston totetuttaminen ilman hyviä suunnitelmia vaatii hyvin ammattilaisia työntekijöitä. Avuksi arkkitehtuurin sisältämiseksi scrum-malliin esitetäänkin ehdotuksia. <text:span text:style-name="T3">Sprint 0</text:span><text:span text:style-name="T4"> </text:span><text:span text:style-name="T7">voidaan pitää ennen ensimmäistä kehitysjaksoa, ja sen aikana on tarkoituksena mm. säätää projektin alkutoimet ja tutustua tuntemattomiin asioihin. Sen aikana voidaan myös tehdä korkean tason suunnitelma toteutettavan ohjelmiston arkkitehtuurista. Erona vesiputousmallin suunnitteluun tämän karkean suunnitelman ei ole tarkoitus olla lopullinen. Sprint 0 ei kuitenkaan ole scrumin mukainen, sillä se ei tuota asiakkaalle mitään konkreettista hyötyä.</text:span></text:p>
      <text:p text:style-name="P3"><text:span text:style-name="T7"><text:tab/></text:span><text:span text:style-name="T4">Arkkitehtuuriryhmän </text:span><text:span text:style-name="T7">ajatuksena on, että ohjelmiston arkkitehtuurin suunnittelee erillinen ryhmä. Ryhmä voi käyttää scrumia tai olla käyttämättä, kunhan itse ohjelmiston toiminnallisuuden toteuttajat välttyvät pohtimasta arkkitehtuurisia yksityiskohtia. Näin ohjelman rakenne saadaan pysymään helposti kehitettävänä ja integroitavana. Käytäntöa vastaan puhuu mm se, että XP:ta käytettäessä ajatus mahdollisimman yksintekertaisesta ja ohjelmoitaessa rakentuvasta arkkitehtuurista on mahdoton. Myös muuttuvat vaatimukset ja ketterän julistuksen mukainen itseorganisoituva kehitysryhmä ovat ristiriidassa arkkitehtuuriryhmän käytön kanssa.</text:span></text:p>
      <text:p text:style-name="P3"><text:span text:style-name="T7"><text:tab/></text:span><text:span text:style-name="T4">Suunnittelupiikit</text:span><text:span text:style-name="T7"> ovat user storyjen tapaan käytettäviä, priorisoituja ongelmakohtia joissa pohditaan laajentamisen aiheuttavia ongelmia. Nämä ovat osa XP:n käytänteitä, </text:span><text:span text:style-name="T8">mutta niiden käyttö voi viedä resursseja itse kehittämistyöltä. </text:span><text:span text:style-name="T5">Arkkitehtuurijakso</text:span><text:span text:style-name="T6">issa </text:span><text:span text:style-name="T9">tavallisen iteraatiojakson tilalla koko sprintti käytetään rakenteen suunnittelemiseen, joka ratkaisee ketterien menetelmien vaatimuksen ryhmän itseorganisoituvuudesta. Vaihtoehtona tälle on myös team sprint, jossa asiakkaan sijaan kehitysryhmä päättää sprintin tehtävät, jotka muutoin jäisivät tärkeysjärjestyksensä vuoksi</text:span><text:span text:style-name="T7"> </text:span><text:span text:style-name="T9">toteuttamatta kokonaan. Tässäkin ongelmana on vain vähäisesti asiakasta hyödyttävä tavoite.</text:span></text:p>
      <text:p text:style-name="P3"><text:span text:style-name="T9"><text:tab/></text:span><text:span text:style-name="T6">Arkkitehtuuritarinat </text:span><text:span text:style-name="T9">ovat user storyjen kaltaisia rakenteellisia tarinoita, jotka asiakkaan sijaan päättää työryhmä. Sprinttiin on mahdollista ottaa sekä asiakaspohjaisia että arkkitehtuurisia storyja, jolloin kaikkeen kulutettu aika tulee estimoitua, ja myös asiakasta hyödyntäviä storyja totetutettua. Arkkitehtuuritarinoiden ei koeta olevan ketterien mallien toimintaperiaatteiden vastaisia, ja niiden avulla on myös mahdollista selventää asiakkaalle, mitä vaaditut uudet toimenpiteet vaativat kokonaisuutena koko ohjelmistol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00:28:21.890313486</meta:creation-date>
    <dc:date>2016-05-09T01:32:42.878244353</dc:date>
    <meta:editing-duration>PT14S</meta:editing-duration>
    <meta:editing-cycles>1</meta:editing-cycles>
    <meta:document-statistic meta:table-count="0" meta:image-count="0" meta:object-count="0" meta:page-count="1" meta:paragraph-count="7" meta:word-count="355" meta:character-count="3415" meta:non-whitespace-character-count="3062"/>
    <meta:generator>LibreOffice/4.2.8.2$Linux_X86_64 LibreOffice_project/420m0$Build-2</meta:generator>
  </office:meta>
</office:document-meta>
</file>